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614cm" fo:min-width="4.14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draw:fill-color="#b2001d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3" style:family="graphic" style:parent-style-name="standard">
      <style:graphic-properties draw:stroke="none" draw:fill-color="#7da7d8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4" style:family="graphic" style:parent-style-name="standard">
      <style:graphic-properties draw:stroke="none" draw:fill-color="#808080" draw:opacity="100%" draw:textarea-horizontal-align="justify" draw:textarea-vertical-align="middle" draw:auto-grow-height="false" fo:min-height="1.284cm" fo:min-width="3.814cm"/>
      <style:paragraph-properties style:writing-mode="lr-tb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draw:stroke-dash="Ultra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gradient" draw:fill-color="#7da7d8" draw:fill-gradient-name="Gradient_20_2" draw:gradient-step-count="64" draw:opacity="100%" draw:textarea-horizontal-align="justify" draw:textarea-vertical-align="middle" draw:auto-grow-height="false" fo:min-height="1.708cm" fo:min-width="4.238cm" draw:shadow-offset-x="0.203cm" draw:shadow-offset-y="0.203cm"/>
      <style:paragraph-properties style:writing-mode="lr-tb"/>
    </style:style>
    <style:style style:name="gr9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draw:fill-color="#7da7d8" draw:opacity="100%" draw:textarea-horizontal-align="justify" draw:textarea-vertical-align="middle" draw:auto-grow-height="false" fo:min-height="1.708cm" fo:min-width="4.238cm"/>
      <style:paragraph-properties style:writing-mode="lr-tb"/>
    </style:style>
    <style:style style:name="gr11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708cm" fo:min-width="4.23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708cm" fo:min-width="4.238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gr19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374cm" fo:min-width="2.64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b2001d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7da7d8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808080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  <style:text-properties style:font-name="Ubuntu" fo:font-size="12pt"/>
    </style:style>
    <style:style style:name="P7" style:family="paragraph">
      <loext:graphic-properties draw:fill-color="#7da7d8" draw:opacity="100%"/>
      <style:paragraph-properties fo:text-align="center"/>
      <style:text-properties style:font-name="Ubuntu" fo:font-size="12pt" fo:font-weight="bold" style:font-weight-asian="bold" style:font-weight-complex="bold"/>
    </style:style>
    <style:style style:name="P8" style:family="paragraph">
      <loext:graphic-properties draw:fill="gradient" draw:fill-color="#7da7d8" draw:fill-gradient-name="Gradient_20_2" draw:gradient-step-count="64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7da7d8"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2pt" fo:font-weight="bold" style:font-size-asian="13pt" style:font-weight-asian="bold" style:font-size-complex="13pt" style:font-weight-complex="bold"/>
    </style:style>
    <style:style style:name="P11" style:family="paragraph">
      <loext:graphic-properties draw:fill-color="#808080" draw:opacity="100%"/>
      <style:paragraph-properties fo:text-align="center"/>
      <style:text-properties style:font-name="Ubuntu" fo:font-size="12pt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Ubuntu" fo:font-size="12pt" fo:font-style="italic" fo:font-weight="bold" style:font-size-asian="12pt" style:font-size-complex="12pt"/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2pt" fo:font-weight="bold" style:font-weight-asian="bold" style:font-weight-complex="bold"/>
    </style:style>
    <style:style style:name="P14" style:family="paragraph">
      <loext:graphic-properties draw:fill="solid" draw:fill-color="#ffffff" draw:opacity="100%"/>
      <style:paragraph-properties fo:text-align="center"/>
      <style:text-properties style:font-name="Ubuntu" fo:font-size="12pt" fo:font-weight="bold" style:font-weight-asian="bold" style:font-weight-complex="bold"/>
    </style:style>
    <style:style style:name="P15" style:family="paragraph">
      <loext:graphic-properties draw:fill-color="#ffffff" draw:opacity="100%"/>
      <style:paragraph-properties fo:text-align="center"/>
      <style:text-properties fo:color="#000000" style:font-name="Ubuntu" fo:font-size="12pt" fo:font-weight="bold" style:font-weight-asian="bold" style:font-weight-complex="bold"/>
    </style:style>
    <style:style style:name="T1" style:family="text">
      <style:text-properties style:font-name="Ubuntu" fo:font-size="12pt" fo:language="en" fo:country="US" fo:font-weight="bold" style:font-weight-asian="bold" style:font-weight-complex="bold"/>
    </style:style>
    <style:style style:name="T2" style:family="text">
      <style:text-properties style:font-name="Ubuntu" fo:font-size="12pt" fo:font-style="italic" fo:font-weight="bold" style:font-size-asian="12pt" style:font-size-complex="12pt"/>
    </style:style>
    <style:style style:name="T3" style:family="text">
      <style:text-properties fo:color="#000000" style:font-name="Ubuntu"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48cm" svg:height="2.168cm" svg:x="6.36cm" svg:y="2.04cm">
          <text:p text:style-name="P1"><text:span text:style-name="T1">Gather data and/or </text:span></text:p>
          <text:p text:style-name="P1"><text:span text:style-name="T1">prior knowle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948cm" svg:height="2.168cm" svg:x="12.961cm" svg:y="2.041cm">
          <text:p text:style-name="P1"><text:span text:style-name="T1">Create/update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9.593cm" svg:y="2.042cm">
          <text:p text:style-name="P1"><text:span text:style-name="T1">Evaluate prior</text:span></text:p>
          <text:p text:style-name="P1"><text:span text:style-name="T1">predictive </text:span></text:p>
          <text:p text:style-name="P1"><text:span text:style-name="T1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48cm" svg:height="2.168cm" svg:x="26.224cm" svg:y="2.039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298cm" svg:y1="3.121cm" svg:x2="12.978cm" svg:y2="3.129cm">
          <text:p/>
        </draw:line>
        <draw:line draw:style-name="gr5" draw:text-style-name="P6" draw:layer="layout" svg:x1="17.907cm" svg:y1="3.123cm" svg:x2="19.587cm" svg:y2="3.131cm">
          <text:p/>
        </draw:line>
        <draw:line draw:style-name="gr5" draw:text-style-name="P6" draw:layer="layout" svg:x1="24.539cm" svg:y1="3.125cm" svg:x2="26.219cm" svg:y2="3.133cm">
          <text:p/>
        </draw:line>
        <draw:custom-shape draw:style-name="gr2" draw:text-style-name="P3" draw:layer="layout" svg:width="4.948cm" svg:height="2.168cm" svg:x="32.862cm" svg:y="2.04cm">
          <text:p text:style-name="P1"><text:span text:style-name="T1">Fit model to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31.177cm" svg:y1="3.126cm" svg:x2="32.857cm" svg:y2="3.134cm">
          <text:p/>
        </draw:line>
        <draw:custom-shape draw:style-name="gr3" draw:text-style-name="P7" draw:layer="layout" svg:width="4.948cm" svg:height="2.168cm" svg:x="12.95cm" svg:y="12.405cm">
          <text:p text:style-name="P1"><text:span text:style-name="T1">Summarize</text:span></text:p>
          <text:p text:style-name="P1"><text:span text:style-name="T1">poster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8.266cm" svg:y1="5.719cm" svg:x2="28.712cm" svg:y2="4.182cm">
          <text:p/>
        </draw:line>
        <draw:line draw:style-name="gr6" draw:text-style-name="P6" draw:layer="layout" svg:x1="8.823cm" svg:y1="5.744cm" svg:x2="28.266cm" svg:y2="5.719cm">
          <text:p/>
        </draw:line>
        <draw:line draw:style-name="gr7" draw:text-style-name="P6" draw:layer="layout" svg:x1="15.431cm" svg:y1="4.211cm" svg:x2="15.431cm" svg:y2="5.741cm">
          <text:p/>
        </draw:line>
        <draw:line draw:style-name="gr7" draw:text-style-name="P6" draw:layer="layout" svg:x1="8.826cm" svg:y1="4.208cm" svg:x2="8.826cm" svg:y2="5.761cm">
          <text:p/>
        </draw:line>
        <draw:custom-shape draw:style-name="gr8" draw:text-style-name="P8" draw:layer="layout" svg:width="4.948cm" svg:height="2.168cm" svg:x="32.856cm" svg:y="7.298cm">
          <text:p text:style-name="P1"><text:span text:style-name="T1">Evaluate s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35.341cm" svg:y1="4.213cm" svg:x2="35.343cm" svg:y2="7.288cm">
          <text:p/>
        </draw:line>
        <draw:custom-shape draw:style-name="gr4" draw:text-style-name="P5" draw:layer="layout" svg:width="4.948cm" svg:height="2.168cm" svg:x="26.225cm" svg:y="7.266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31.176cm" svg:y1="8.361cm" svg:x2="32.856cm" svg:y2="8.369cm">
          <text:p/>
        </draw:line>
        <draw:custom-shape draw:style-name="gr10" draw:text-style-name="P10" draw:layer="layout" svg:width="4.948cm" svg:height="2.168cm" svg:x="19.6cm" svg:y="7.227cm">
          <text:p text:style-name="P9"><text:span text:style-name="T1">Evaluate posterior</text:span></text:p>
          <text:p text:style-name="P9"><text:span text:style-name="T1">predictive </text:span></text:p>
          <text:p text:style-name="P1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.948cm" svg:height="2.168cm" svg:x="13.026cm" svg:y="7.167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17.92cm" svg:y1="8.29cm" svg:x2="19.6cm" svg:y2="8.298cm">
          <text:p/>
        </draw:line>
        <draw:line draw:style-name="gr9" draw:text-style-name="P6" draw:layer="layout" svg:x1="24.531cm" svg:y1="8.335cm" svg:x2="26.211cm" svg:y2="8.343cm">
          <text:p/>
        </draw:line>
        <draw:line draw:style-name="gr6" draw:text-style-name="P6" draw:layer="layout" svg:x1="28.719cm" svg:y1="7.271cm" svg:x2="28.266cm" svg:y2="5.712cm">
          <text:p/>
        </draw:line>
        <draw:line draw:style-name="gr6" draw:text-style-name="P6" draw:layer="layout" svg:x1="11.37cm" svg:y1="8.28cm" svg:x2="11.36cm" svg:y2="5.755cm">
          <text:p/>
        </draw:line>
        <draw:line draw:style-name="gr9" draw:text-style-name="P6" draw:layer="layout" svg:x1="17.929cm" svg:y1="8.288cm" svg:x2="19.609cm" svg:y2="8.296cm">
          <text:p/>
        </draw:line>
        <draw:line draw:style-name="gr5" draw:text-style-name="P6" draw:layer="layout" svg:x1="15.445cm" svg:y1="9.324cm" svg:x2="15.447cm" svg:y2="12.399cm">
          <text:p/>
        </draw:line>
        <draw:frame draw:style-name="gr12" draw:text-style-name="P12" draw:layer="layout" svg:width="1.304cm" svg:height="0.782cm" svg:x="31.325cm" svg:y="2.224cm">
          <draw:text-box>
            <text:p><text:span text:style-name="T2">yes</text:span></text:p>
          </draw:text-box>
        </draw:frame>
        <draw:frame draw:style-name="gr13" draw:text-style-name="P12" draw:layer="layout" svg:width="1.141cm" svg:height="0.725cm" svg:x="28.862cm" svg:y="5.37cm">
          <draw:text-box>
            <text:p><text:span text:style-name="T2">no</text:span></text:p>
          </draw:text-box>
        </draw:frame>
        <draw:frame draw:style-name="gr14" draw:text-style-name="P12" draw:layer="layout" svg:width="1.388cm" svg:height="1.199cm" svg:x="25.006cm" svg:y="7.532cm">
          <draw:text-box>
            <text:p><text:span text:style-name="T2">yes</text:span></text:p>
          </draw:text-box>
        </draw:frame>
        <draw:frame draw:style-name="gr14" draw:text-style-name="P12" draw:layer="layout" svg:width="1.327cm" svg:height="1.199cm" svg:x="15.6cm" svg:y="10.285cm">
          <draw:text-box>
            <text:p><text:span text:style-name="T2">yes</text:span></text:p>
          </draw:text-box>
        </draw:frame>
        <draw:frame draw:style-name="gr13" draw:text-style-name="P12" draw:layer="layout" svg:width="1.141cm" svg:height="0.725cm" svg:x="20.762cm" svg:y="14.985cm">
          <draw:text-box>
            <text:p><text:span text:style-name="T2">no</text:span></text:p>
          </draw:text-box>
        </draw:frame>
        <draw:line draw:style-name="gr5" draw:text-style-name="P6" draw:layer="layout" svg:x1="17.88cm" svg:y1="13.502cm" svg:x2="19.56cm" svg:y2="13.51cm">
          <text:p/>
        </draw:line>
        <draw:custom-shape draw:style-name="gr4" draw:text-style-name="P11" draw:layer="layout" svg:width="4.948cm" svg:height="2.168cm" svg:x="19.556cm" svg:y="12.428cm">
          <text:p text:style-name="P1"><text:span text:style-name="T1">Need to make </text:span></text:p>
          <text:p text:style-name="P1"><text:span text:style-name="T1">a decision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4.497cm" svg:y1="13.502cm" svg:x2="26.177cm" svg:y2="13.51cm">
          <text:p/>
        </draw:line>
        <draw:custom-shape draw:style-name="gr15" draw:text-style-name="P13" draw:layer="layout" svg:width="4.948cm" svg:height="2.168cm" svg:x="26.195cm" svg:y="12.438cm">
          <text:p text:style-name="P9"><text:span text:style-name="T1">Compute min</text:span></text:p>
          <text:p text:style-name="P9"><text:span text:style-name="T1">expected 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4.948cm" svg:height="2.168cm" svg:x="22.425cm" svg:y="17.611cm">
          <text:p text:style-name="P1"><text:span text:style-name="T1">Report results to</text:span></text:p>
          <text:p text:style-name="P1"><text:span text:style-name="T1">Intended audi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8.519cm" svg:y1="16.093cm" svg:x2="28.518cm" svg:y2="14.537cm">
          <text:p/>
        </draw:line>
        <draw:line draw:style-name="gr6" draw:text-style-name="P6" draw:layer="layout" svg:x1="21.932cm" svg:y1="16.06cm" svg:x2="21.928cm" svg:y2="14.643cm">
          <text:p/>
        </draw:line>
        <draw:line draw:style-name="gr6" draw:text-style-name="P6" draw:layer="layout" svg:x1="21.94cm" svg:y1="16.047cm" svg:x2="28.531cm" svg:y2="16.08cm">
          <text:p/>
        </draw:line>
        <draw:line draw:style-name="gr5" draw:text-style-name="P6" draw:layer="layout" svg:x1="24.898cm" svg:y1="16.028cm" svg:x2="24.903cm" svg:y2="17.632cm">
          <text:p/>
        </draw:line>
        <draw:line draw:style-name="gr17" draw:text-style-name="P6" draw:layer="layout" svg:x1="11.351cm" svg:y1="8.264cm" svg:x2="13.031cm" svg:y2="8.272cm">
          <text:p/>
        </draw:line>
        <draw:frame draw:style-name="gr18" draw:text-style-name="P12" draw:layer="layout" svg:width="1.41cm" svg:height="0.766cm" svg:x="24.561cm" svg:y="12.701cm">
          <draw:text-box>
            <text:p><text:span text:style-name="T2">yes</text:span></text:p>
          </draw:text-box>
        </draw:frame>
        <draw:line draw:style-name="gr5" draw:text-style-name="P6" draw:layer="layout" svg:x1="4.689cm" svg:y1="3.123cm" svg:x2="6.369cm" svg:y2="3.131cm">
          <text:p/>
        </draw:line>
        <draw:custom-shape draw:style-name="gr19" draw:text-style-name="P15" draw:layer="layout" svg:width="3.401cm" svg:height="0.882cm" svg:x="1.278cm" svg:y="2.681cm">
          <text:p text:style-name="P1"><text:span text:style-name="T3">Start 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2" draw:layer="layout" svg:width="1.141cm" svg:height="0.725cm" svg:x="11.663cm" svg:y="7.571cm">
          <draw:text-box>
            <text:p><text:span text:style-name="T2">no</text:span></text:p>
          </draw:text-box>
        </draw:frame>
        <draw:custom-shape draw:style-name="gr2" draw:text-style-name="P3" draw:layer="layout" svg:width="4.948cm" svg:height="2.168cm" svg:x="1.704cm" svg:y="15.427cm">
          <text:p text:style-name="P1"><text:span text:style-name="T1">Probabilistic </text:span><text:span text:style-name="T1"><text:line-break/></text:span><text:span text:style-name="T1">Programming</text:span><text:span text:style-name="T1"><text:line-break/></text:span><text:span text:style-name="T1">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.706cm" svg:y="12.576cm">
          <text:p text:style-name="P1"><text:span text:style-name="T1">Arvi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b2001d" draw:end-color="#ffd7d7" draw:start-intensity="100%" draw:end-intensity="100%" draw:angle="300" draw:border="0%"/>
    <draw:gradient draw:name="Gradient_20_2" draw:display-name="Gradient 2" draw:style="linear" draw:start-color="#b2001d" draw:end-color="#7da7d8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16:24:18.570461829</meta:creation-date>
    <dc:date>2020-07-21T15:30:44.120646134</dc:date>
    <meta:editing-duration>PT1H2M16S</meta:editing-duration>
    <meta:editing-cycles>14</meta:editing-cycles>
    <meta:generator>LibreOffice/6.4.4.2$Linux_X86_64 LibreOffice_project/40$Build-2</meta:generator>
    <meta:document-statistic meta:object-count="47"/>
  </office:meta>
</office:document-meta>
</file>